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5cm" fo:min-width="24.5cm"/>
    </style:style>
    <style:style style:name="gr2" style:family="graphic" style:parent-style-name="standard">
      <style:graphic-properties draw:fill="solid" draw:fill-color="#eeeeee" draw:textarea-horizontal-align="justify" draw:textarea-vertical-align="middle" draw:auto-grow-height="false" fo:min-height="0.65cm" fo:min-width="24.5cm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 fo:min-height="0.65cm" fo:min-width="24.5cm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 fo:min-height="0.65cm" fo:min-width="25.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1.556cm" fo:min-width="3.006cm"/>
    </style:style>
    <style:style style:name="P1" style:family="paragraph">
      <style:paragraph-properties fo:text-align="center"/>
    </style:style>
    <style:style style:name="P2" style:family="paragraph">
      <style:text-properties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cm" svg:height="0.9cm" svg:x="1.7cm" svg:y="10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cm" svg:height="0.9cm" svg:x="1.7cm" svg:y="7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5cm" svg:height="0.9cm" svg:x="1.7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cm" svg:height="0.9cm" svg:x="1.7cm" svg:y="8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5cm" svg:height="0.9cm" svg:x="1.7cm" svg:y="9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5.94cm" svg:height="0.9cm" svg:x="1cm" svg:y="1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15.556cm" svg:height="0.954cm" svg:x="1.4cm" svg:y="1cm">
          <draw:text-box>
            <text:p>File<text:tab/><text:tab/>Edit <text:tab/>Add<text:tab/><text:tab/>View <text:tab/>Options<text:tab/><text:tab/>Help</text:p>
          </draw:text-box>
        </draw:frame>
        <draw:custom-shape draw:style-name="gr6" draw:text-style-name="P1" draw:layer="layout" svg:width="3.7cm" svg:height="2cm" svg:x="2.1cm" svg:y="3.3cm">
          <text:p text:style-name="P1">G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3.08cm" svg:height="0.954cm" svg:x="18.6cm" svg:y="6cm">
          <draw:text-box draw:corner-radius="0.58cm">
            <text:p>Post wait</text:p>
          </draw:text-box>
        </draw:frame>
        <draw:frame draw:style-name="gr5" draw:layer="layout" svg:width="3.042cm" svg:height="0.954cm" svg:x="23.665cm" svg:y="5.946cm">
          <draw:text-box>
            <text:p>Continue</text:p>
          </draw:text-box>
        </draw:frame>
        <draw:frame draw:style-name="gr5" draw:layer="layout" svg:width="2.796cm" svg:height="0.954cm" svg:x="15.6cm" svg:y="6cm">
          <draw:text-box>
            <text:p>Pre wait</text:p>
          </draw:text-box>
        </draw:frame>
        <draw:frame draw:style-name="gr5" draw:layer="layout" svg:width="1.878cm" svg:height="0.954cm" svg:x="1.92cm" svg:y="5.946cm">
          <draw:text-box>
            <text:p>Type</text:p>
          </draw:text-box>
        </draw:frame>
        <draw:frame draw:style-name="gr5" draw:layer="layout" svg:width="2.758cm" svg:height="0.954cm" svg:x="3.9cm" svg:y="6cm">
          <draw:text-box>
            <text:p>Number</text:p>
          </draw:text-box>
        </draw:frame>
        <draw:frame draw:style-name="gr5" draw:layer="layout" svg:width="1.666cm" svg:height="0.954cm" svg:x="7.6cm" svg:y="6cm">
          <draw:text-box>
            <text:p>Cue</text:p>
          </draw:text-box>
        </draw:frame>
        <draw:frame draw:style-name="gr5" draw:layer="layout" svg:width="1.878cm" svg:height="0.954cm" svg:x="1.9cm" svg:y="7.1cm">
          <draw:text-box>
            <text:p>OSC</text:p>
          </draw:text-box>
        </draw:frame>
        <draw:frame draw:style-name="gr5" draw:layer="layout" svg:width="1.878cm" svg:height="0.954cm" svg:x="1.9cm" svg:y="7.9cm">
          <draw:text-box>
            <text:p>OSC</text:p>
          </draw:text-box>
        </draw:frame>
        <draw:frame draw:style-name="gr5" draw:layer="layout" svg:width="1.878cm" svg:height="0.954cm" svg:x="1.9cm" svg:y="8.9cm">
          <draw:text-box>
            <text:p>OSC</text:p>
          </draw:text-box>
        </draw:frame>
        <draw:frame draw:style-name="gr5" draw:layer="layout" svg:width="1.878cm" svg:height="0.954cm" svg:x="1.9cm" svg:y="9.7cm">
          <draw:text-box>
            <text:p>OSC</text:p>
          </draw:text-box>
        </draw:frame>
        <draw:frame draw:style-name="gr5" draw:layer="layout" svg:width="1.878cm" svg:height="0.954cm" svg:x="1.9cm" svg:y="10.6cm">
          <draw:text-box>
            <text:p>OSC</text:p>
          </draw:text-box>
        </draw:frame>
        <draw:frame draw:style-name="gr5" draw:layer="layout" svg:width="0.853cm" svg:height="0.954cm" svg:x="4.6cm" svg:y="7cm">
          <draw:text-box>
            <text:p>1</text:p>
          </draw:text-box>
        </draw:frame>
        <draw:frame draw:style-name="gr5" draw:layer="layout" svg:width="0.853cm" svg:height="0.954cm" svg:x="4.601cm" svg:y="8cm">
          <draw:text-box>
            <text:p>2</text:p>
          </draw:text-box>
        </draw:frame>
        <draw:frame draw:style-name="gr5" draw:layer="layout" svg:width="0.853cm" svg:height="0.954cm" svg:x="4.601cm" svg:y="8.9cm">
          <draw:text-box>
            <text:p>3</text:p>
          </draw:text-box>
        </draw:frame>
        <draw:frame draw:style-name="gr5" draw:layer="layout" svg:width="0.853cm" svg:height="0.954cm" svg:x="4.601cm" svg:y="9.7cm">
          <draw:text-box>
            <text:p>4</text:p>
          </draw:text-box>
        </draw:frame>
        <draw:frame draw:style-name="gr5" draw:layer="layout" svg:width="0.853cm" svg:height="0.954cm" svg:x="4.601cm" svg:y="10.6cm">
          <draw:text-box>
            <text:p>5</text:p>
          </draw:text-box>
        </draw:frame>
        <draw:frame draw:style-name="gr5" draw:layer="layout" svg:width="4.422cm" svg:height="0.954cm" svg:x="22.518cm" svg:y="7.046cm">
          <draw:text-box>
            <text:p>Auto-continue</text:p>
          </draw:text-box>
        </draw:frame>
        <draw:frame draw:style-name="gr5" draw:layer="layout" svg:width="4.422cm" svg:height="0.954cm" svg:x="22.518cm" svg:y="7.946cm">
          <draw:text-box>
            <text:p>Auto-continue</text:p>
          </draw:text-box>
        </draw:frame>
        <draw:frame draw:style-name="gr5" draw:layer="layout" svg:width="4.422cm" svg:height="0.954cm" svg:x="22.518cm" svg:y="8.946cm">
          <draw:text-box>
            <text:p>Auto-continue</text:p>
          </draw:text-box>
        </draw:frame>
        <draw:frame draw:style-name="gr5" draw:layer="layout" svg:width="4.422cm" svg:height="0.954cm" svg:x="22.518cm" svg:y="9.646cm">
          <draw:text-box>
            <text:p>Auto-continue</text:p>
          </draw:text-box>
        </draw:frame>
        <draw:frame draw:style-name="gr5" draw:layer="layout" svg:width="4.422cm" svg:height="0.954cm" svg:x="22.518cm" svg:y="10.546cm">
          <draw:text-box>
            <text:p>Auto-continue</text:p>
          </draw:text-box>
        </draw:frame>
        <draw:frame draw:style-name="gr5" draw:layer="layout" svg:width="7.529cm" svg:height="0.954cm" svg:x="7.7cm" svg:y="3.8cm">
          <draw:text-box>
            <text:p>3 <text:s/>- <text:s text:c="2"/>/foo 2 3.14159 hello</text:p>
          </draw:text-box>
        </draw:frame>
        <draw:frame draw:style-name="gr5" draw:layer="layout" svg:width="1.56cm" svg:height="0.954cm" svg:x="7.7cm" svg:y="8.8cm">
          <draw:text-box>
            <text:p>/foo</text:p>
          </draw:text-box>
        </draw:frame>
        <draw:frame draw:style-name="gr5" draw:layer="layout" svg:width="1.56cm" svg:height="0.954cm" svg:x="7.7cm" svg:y="7.9cm">
          <draw:text-box>
            <text:p>/foo</text:p>
          </draw:text-box>
        </draw:frame>
        <draw:frame draw:style-name="gr5" draw:layer="layout" svg:width="1.56cm" svg:height="0.954cm" svg:x="7.7cm" svg:y="7cm">
          <draw:text-box>
            <text:p>/foo</text:p>
          </draw:text-box>
        </draw:frame>
        <draw:frame draw:style-name="gr5" draw:layer="layout" svg:width="1.56cm" svg:height="0.954cm" svg:x="7.7cm" svg:y="9.8cm">
          <draw:text-box>
            <text:p>/foo</text:p>
          </draw:text-box>
        </draw:frame>
        <draw:frame draw:style-name="gr5" draw:layer="layout" svg:width="1.56cm" svg:height="0.954cm" svg:x="7.7cm" svg:y="10.6cm">
          <draw:text-box>
            <text:p>/foo</text:p>
          </draw:text-box>
        </draw:frame>
        <draw:frame draw:style-name="gr5" draw:layer="layout" svg:width="2.974cm" svg:height="0.954cm" svg:x="18.8cm" svg:y="7.1cm">
          <draw:text-box>
            <text:p>00:01:00</text:p>
          </draw:text-box>
        </draw:frame>
        <draw:frame draw:style-name="gr5" draw:layer="layout" svg:width="2.974cm" svg:height="0.954cm" svg:x="18.8cm" svg:y="8cm">
          <draw:text-box>
            <text:p>00:01:00</text:p>
          </draw:text-box>
        </draw:frame>
        <draw:frame draw:style-name="gr5" draw:layer="layout" svg:width="2.974cm" svg:height="0.954cm" svg:x="18.8cm" svg:y="8.9cm">
          <draw:text-box>
            <text:p>00:01:00</text:p>
          </draw:text-box>
        </draw:frame>
        <draw:frame draw:style-name="gr5" draw:layer="layout" svg:width="2.974cm" svg:height="0.954cm" svg:x="18.8cm" svg:y="9.8cm">
          <draw:text-box>
            <text:p>00:01:00</text:p>
          </draw:text-box>
        </draw:frame>
        <draw:frame draw:style-name="gr5" draw:layer="layout" svg:width="2.974cm" svg:height="0.954cm" svg:x="18.8cm" svg:y="10.7cm">
          <draw:text-box>
            <text:p>00:01:00</text:p>
          </draw:text-box>
        </draw:frame>
        <draw:frame draw:style-name="gr5" draw:layer="layout" svg:width="2.974cm" svg:height="0.954cm" svg:x="15.7cm" svg:y="7cm">
          <draw:text-box>
            <text:p>00:00:00</text:p>
          </draw:text-box>
        </draw:frame>
        <draw:frame draw:style-name="gr5" draw:text-style-name="P2" draw:layer="layout" svg:width="2.974cm" svg:height="0.954cm" svg:x="15.7cm" svg:y="7.9cm">
          <draw:text-box>
            <text:p text:style-name="P2">00:00:00</text:p>
          </draw:text-box>
        </draw:frame>
        <draw:frame draw:style-name="gr5" draw:text-style-name="P2" draw:layer="layout" svg:width="2.974cm" svg:height="0.954cm" svg:x="15.7cm" svg:y="8.9cm">
          <draw:text-box>
            <text:p text:style-name="P2">00:00:00</text:p>
          </draw:text-box>
        </draw:frame>
        <draw:frame draw:style-name="gr5" draw:text-style-name="P2" draw:layer="layout" svg:width="2.974cm" svg:height="0.954cm" svg:x="15.7cm" svg:y="9.8cm">
          <draw:text-box>
            <text:p text:style-name="P2">00:00:00</text:p>
          </draw:text-box>
        </draw:frame>
        <draw:frame draw:style-name="gr5" draw:text-style-name="P2" draw:layer="layout" svg:width="2.974cm" svg:height="0.954cm" svg:x="15.7cm" svg:y="10.7cm">
          <draw:text-box>
            <text:p text:style-name="P2">00:00:0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1T11:17:30.669312000</meta:creation-date>
    <dc:date>2016-04-21T11:36:50.305864000</dc:date>
    <meta:editing-duration>PT3M39S</meta:editing-duration>
    <meta:editing-cycles>1</meta:editing-cycles>
    <meta:document-statistic meta:object-count="45"/>
    <meta:generator>LibreOffice/4.3.4.1$MacOSX_X86_64 LibreOffice_project/bc356b2f991740509f321d70e4512a6a54c5f243</meta:generator>
  </office:meta>
</office:document-meta>
</file>